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ronosPro" svg:font-family="CronosPro"/>
    <style:font-face style:name="CronosPro-Lt" svg:font-family="CronosPro-Lt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LTStd" svg:font-family="HelveticaLTSt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DEE-Regu" svg:font-family="NimbusSanDEE-Regu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2cm" svg:stroke-color="#7a6e6b" draw:stroke-linejoin="miter" svg:stroke-linecap="round" draw:fill="solid" draw:fill-color="#ffffff" fo:padding-top="0.01cm" fo:padding-bottom="0.01cm" fo:padding-left="0.01cm" fo:padding-right="0.01cm" loext:decorative="false"/>
    </style:style>
    <style:style style:name="gr3" style:family="graphic" style:parent-style-name="standard">
      <style:graphic-properties draw:stroke="solid" svg:stroke-width="0.019cm" svg:stroke-color="#b3e6fa" draw:stroke-linejoin="miter" svg:stroke-linecap="round" draw:fill="solid" draw:fill-color="#ffffff" fo:padding-top="0.009cm" fo:padding-bottom="0.009cm" fo:padding-left="0.009cm" fo:padding-right="0.009cm" loext:decorative="false"/>
    </style:style>
    <style:style style:name="gr4" style:family="graphic" style:parent-style-name="standard">
      <style:graphic-properties draw:stroke="solid" svg:stroke-width="0.009cm" svg:stroke-color="#f9b2c8" draw:stroke-linejoin="miter" svg:stroke-linecap="butt" draw:fill="solid" draw:fill-color="#ffffff" fo:padding-top="0.004cm" fo:padding-bottom="0.004cm" fo:padding-left="0.004cm" fo:padding-right="0.004cm" loext:decorative="false"/>
    </style:style>
    <style:style style:name="gr5" style:family="graphic" style:parent-style-name="standard">
      <style:graphic-properties draw:stroke="solid" svg:stroke-width="0.021cm" svg:stroke-color="#141311" draw:stroke-linejoin="miter" svg:stroke-linecap="butt" draw:fill="solid" draw:fill-color="#ffffff" fo:padding-top="0.01cm" fo:padding-bottom="0.01cm" fo:padding-left="0.01cm" fo:padding-right="0.01cm" loext:decorative="false"/>
    </style:style>
    <style:style style:name="gr6" style:family="graphic" style:parent-style-name="standard">
      <style:graphic-properties draw:stroke="solid" svg:stroke-width="0.019cm" svg:stroke-color="#7a6e6b" draw:stroke-linejoin="miter" svg:stroke-linecap="round" draw:fill="solid" draw:fill-color="#ffffff" fo:padding-top="0.009cm" fo:padding-bottom="0.009cm" fo:padding-left="0.009cm" fo:padding-right="0.009cm" loext:decorative="false"/>
    </style:style>
    <style:style style:name="P1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 draw:style-name="gr1">
          <draw:path draw:style-name="gr2" draw:text-style-name="P1" draw:layer="layout" svg:width="13.067cm" svg:height="10.441cm" svg:x="7.605cm" svg:y="2.309cm" svg:viewBox="0 0 13068 10442" svg:d="M2655 2854c-14 18-26 24-43 39-18 16-24 31-46 40-8 2-15-1-19 5-6 8 11 14 10 24-1 9-4 16-11 21-6 5-11 4-19 5-11 2-21-8-29 0-11 9-5 24 4 35 6 6 15 4 19 11 7 12-12 19-17 32-5 14-3 23-8 38-7 15-15 22-23 37-8 16-3 30-16 42-11 9-22 6-34 13-18 12-21 25-33 42s-18 26-28 43c-11 19-9 35-25 50-15 17-31 16-51 27-20 10-33 15-52 28-17 13-22 26-40 37-27 16-50 7-76 23-21 12-29 24-47 39-17 15-24 26-43 37-25 15-43 16-70 26-31 11-47 19-79 28-36 10-60 1-94 17-17 8-23 20-41 27-18 6-29 4-48 4-12 0-18-2-30 0-32 4-43 26-68 47-18 16-24 30-44 44-24 18-42 21-70 31-34 13-69-4-89 26-7 10-5 18-11 29-11 18-22 26-41 37-19 10-33 8-54 15-18 6-29 9-46 18-23 12-31 27-54 37-30 13-50 9-81 15-36 6-57 5-92 14-28 7-41 21-70 23-11 1-19 6-27-1-10-8 3-21 1-34-3-16-2-36-18-38-14-2-18 11-28 21-20 20-18 41-36 64-12 15-19 25-35 36-24 18-42 20-71 29-14 4-29-3-37 10-10 15 14 25 18 43 3 15 5 25 2 40-5 25-17 38-36 54-16 13-34 8-49 23-14 14-11 30-25 45-23 26-52 18-81 36-33 21-47 38-74 66-19 21-25 37-46 56-23 19-44 19-65 39-23 21-21 46-45 66-21 19-47 12-64 34-16 19-14 35-20 59-7 25-1 43-12 67-13 26-30 34-50 55-15 17-20 51-41 43-10-5-13-12-18-22-9-18 3-31 1-51-3-28-28-41-21-68 4-13 15-16 17-29 4-21 1-52-20-51-23 0-8 34-12 56-4 18-5 29-9 48-5 25-12 39-15 64-2 28-1 45 4 73 4 18 10 27 13 46 4 21-11 38 2 56 8 12 21 10 32 19 9 9 18 12 21 25 3 16-16 21-22 37-6 15-8 24-9 40-1 26 16 39 15 65-1 30-12 45-26 72-10 20-23 27-30 48-9 26 3 43-1 70-4 20-11 30-14 50-5 25-7 40-4 65 2 29 11 44 20 73 10 31 10 51 28 78 11 17 20 24 34 38 16 16 29 21 43 39s11 35 25 54c17 21 34 25 56 41 32 23 53 32 82 58 32 27 56 41 72 79 9 22 5 37 12 59 9 29 23 42 31 71 6 23 6 37 10 61 3 24 19 39 9 60-7 15-15 28-33 29-19 1-23-19-36-33-10-9-15-15-24-25-25-25-41-38-63-65-14-17-15-31-32-44-15-12-28-11-45-19-34-17-60-83-83-53-9 13-13 25-8 40 5 22 31 17 47 33 17 17 21 32 35 52 10 16 12 27 26 41 23 22 61 2 77 31 4 8 3 14 8 21 10 16 28 11 42 23 22 18 27 36 39 62 12 23 39 41 23 62-12 17-33 14-53 10-13-3-17-15-30-14-17 1-17 21-30 32-10 8-14 17-27 18-27 3 3-43-1-70-6-33-11-53-29-81-9-15-17-22-28-35-9-10-10-20-21-25-21-7 18 36 9 57-6 13-12 27-27 26-18-1-25-23-21-41 1-3 2-4 3-8 4-21-26-47-45-35-15 10 4 31-6 45-8 12-17 15-30 21-20 10-42-5-57 13-8 10-17 20-11 32s21 5 35 8c19 5 33 0 50 9 20 11 23 26 37 44 20 24 26 43 48 65 18 19 35 22 53 42 18 19 21 36 39 57 22 26 40 37 66 60 31 28 62 33 82 71 9 17 12 27 15 46 5 24 2 38 2 62 0 32-11 52-2 83 8 26 20 39 37 60 20 24 41 27 61 52 21 27 25 47 39 78 11 26 12 43 25 68 24 45 57 57 87 98 46 64 63 106 91 179 22 56 25 91 46 148 9 26 11 42 26 65 15 25 34 32 52 55 40 48 48 84 79 138 23 41 38 62 60 104 14 27 18 43 33 70 14 24 27 34 39 60 5 9 4 16 11 24 14 15 33 1 53-2 21-3 44-31 52-12 4 10 0 19-6 29-11 16-31 6-46 18-12 9-22 15-25 29-4 19 15 27 24 44 23 45 31 73 54 119 17 35 32 53 47 89 12 29 21 45 25 76 4 26 1 41-1 67-1 15 11 33-3 37-14 5-15-17-24-29-16-25-8-86-31-68-16 13-2 33-6 53-3 14-9 21-9 35-1 25 16 36 23 60 7 21 10 34 15 56 6 24 11 38 13 62 1 21 2 33-1 54-4 23-5 38-20 56-14 17-28 22-49 29-24 7-39 4-64 1-20-2-33-22-48-11-11 7-12 17-14 29-3 14 1 22 4 35 5 21 17 30 21 51 4 23-7 37-4 60 4 30 16 45 28 72 10 21 5 47 26 52 16 3 26-3 38-13 8-6 8-15 17-21 16-11 34-8 51 4 12 7 9 21 21 29 18 13 34-1 56 1 25 3 42 0 62 15 11 8 14 16 23 27 16 19 20 35 40 49 19 15 37 12 59 23 21 11 30 23 53 33s39 9 64 17c17 6 25 12 42 17 43 11 69-4 113-3 49 1 76 17 124 10 36-5 55-15 89-28 33-13 53-20 84-39 20-12 35-16 49-34 12-17 8-33 19-51 21-33 51-34 79-60 23-22 25-50 55-61 21-8 35 2 57-2 20-3 31-8 51-15 15-5 23-7 39-13 24-9 41-11 59-31 12-13 29-23 22-40-5-13-24-7-32-19-13-21 1-43 18-62 15-18 34-17 56-25 31-13 51-14 82-26 32-12 49-21 81-36 29-14 45-24 75-36 18-7 29-7 46-15 25-13 29-37 55-45 32-11 52 12 86 12 26-1 41-3 67-10 31-8 45-21 76-31 13-4 21-6 35-10 26-6 48-30 67-12 12 11 6 24 13 38 9 17 12 36 31 38 21 2 20-29 39-37s33 1 53-2c35-4 53-16 87-22 31-7 49-8 81-12 25-4 39-3 64-7 33-6 54-6 84-23 6-4 9-9 16-10 12-3 18 11 29 8 23-5-14-50 7-59 12-5 24 13 32 3 9-9-10-19-7-32 4-17 23-15 35-29 33-37 0-84 32-123 15-19 28-26 49-39 26-18 48-16 73-37 23-19 23-43 46-63 22-19 44-15 66-34 23-20 18-49 44-66 22-16 44-4 67-18 26-16 31-36 52-58 19-19 26-36 49-48 24-12 41-10 68-12 40-3 62 11 102 10 20-1 31-2 51-5 25-3 39-11 64-12 29-1 45 13 73 10 36-5 49-30 84-42 25-9 40-14 67-18 30-4 49 9 78-1 35-12 40-41 71-61 28-17 45-25 76-36 49-18 84-6 132-27 46-20 60-54 106-73 34-15 55-16 92-23 34-6 54-8 89-12 23-2 36-2 59-4 49-5 78-6 126-19 37-10 55-23 92-34 43-12 69-13 113-22 39-8 61-15 100-20 34-4 55-11 89-4 22 5 35 8 53 20 16 11 18 25 34 36 19 12 33 11 54 20 22 9 38 10 55 27 11 10 10 21 21 30 19 15 37 5 60 12 26 8 37 23 63 28 17 3 28 7 43 1 13-5 14-20 28-24 24-7 33 21 53 36 22 17 35 27 55 46 15 15 19 29 37 39 25 13 45 6 73 1 21-4 31-11 51-18 15-5 22-15 38-13 17 3 25 13 34 28 10 14 6 27 13 43 5 12 5 22 16 30 14 10 28-4 45 0 17 5 34 4 40 20 2 4 2 7 3 11 1 18-17 23-25 40-7 15-11 24-14 40-3 12-6 20-3 32 2 13 10 17 15 30 7 18-9 43 10 48 20 5 8-40 28-45 19-5 31 10 45 25 10 11 4 27 18 32 18 7 19-27 38-31 8-2 14-3 22 0 15 7 4 27 7 43 5 31 4 49 15 79 6 17 11 27 20 43 12 20 18 32 35 49 13 14 29 14 39 30 9 14 10 24 13 41 1 8-1 13 2 21 8 19 30 14 45 28 12 9 22 13 27 27 5 17-10 26-12 43-1 14 0 22 2 35 4 15 9 23 16 38 8 18 30 27 23 46-3 10-13 11-19 21-5 8-9 12-8 21 1 18 25 13 42 20 28 11 44 17 72 25 26 7 52 36 67 15 10-14-2-27 1-43 4-25 8-41 25-59 15-15 32-13 49-26 27-20 39-36 55-66 15-30 2-56 23-83 23-30 53-26 87-44 19-11 40-8 48-29 4-9-1-17 4-26 9-22 37-9 56-24 22-17 12-59 39-58 14 0 18 16 32 17 23 1 24-28 43-40 14-8 26-5 38-15 21-17 9-42 23-65 14-24 33-29 49-52 12-17 19-26 25-45 9-27 3-45 7-73 3-18-9-41 9-45 10-3 18 2 26 8 11 8 12 17 16 30 5 19 1 31-1 51-1 13-6 19-6 32 0 19 1 34 15 46 8 7 18 3 24 11 10 13 0 27-8 40-10 15-19 21-36 26-12 4-21-4-32 2-22 13-12 41-4 65 3 7 7 9 8 16 1 16-23 13-30 27s1 24-1 40c-2 28-5 44-17 69-13 28-36 34-49 61-8 15-12 24-14 40-5 32 16 47 20 79 1 14 2 23 2 37 0 18-3 28-4 46 0 19 6 30 2 48-3 15-7 23-17 35-12 16-24 23-43 29-16 4-25 1-41 2-14 0-23-6-37-1-19 7-24 22-33 40-10 19-23 35-12 53 8 13 19 17 35 20 27 3 33-32 59-37 16-3 25 2 41 1 28-2 42-12 70-15 23-3 37 6 59-2 14-4 25-6 33-18 11-18-14-33-10-54 2-11 8-16 11-27 6-24-8-39-4-64 4-27 20-38 28-64 11-38-29-93 9-102 11-2 18-4 27 1 14 7 10 22 13 37 6 27-7 45 4 70 7 16 17 21 26 36 17 26 25 42 32 72 5 23 6 37 4 60-2 21-11 32-14 53-6 33 2 53-2 86-3 24-2 39-12 62-8 17-32 21-28 39 4 12 11 16 22 23 22 14 44 14 67 1s7-59 33-59c16 0 22 11 35 19 20 13 32 20 50 36 9 8 9 23 21 22 8 0 12-4 16-10 11-14-18-27-12-44 8-24 39-15 64-12 20 2 43-2 49 17 5 17-23 22-23 40 1 11 15 17 11 27-6 16-24-20-41-17-18 4-26 17-32 35-7 17-5 30 1 48 11 29 40 28 62 49 21 21 33 33 50 58 19 29 27 49 36 84 8 33 15 54 9 88-5 27-23 37-28 64-7 37 8 58 14 94 5 28 4 44 13 71 13 39 31 57 54 92 27 39 38 64 74 95 32 28 56 35 93 56 45 24 86 18 117 58 16 20 18 36 28 59 8 17 7 30 18 44 19 22 49 44 70 25 14-12-1-32 12-45 25-28 52 24 85 41 28 15 42 27 71 39 27 11 45 6 70 20 15 9 22 17 35 28 15 13 20 24 37 35 22 17 39 17 63 31 25 14 39 24 61 41s32 29 53 47c11 10 15 19 29 25 24 9 42-2 65-13 22-10 29-25 49-39 26-19 44-25 71-42 28-18 42-31 70-50 34-22 53-36 90-52 23-10 53 3 62-20 2-5 3-8 3-14 0-24-39 8-62 2-11-3-19-3-26-11-18-20 28-30 51-42 25-13 48-2 68-21 16-15 3-52 25-50 20 2 15 28 23 46 8 17 13 27 18 46 4 15 7 24 7 40 1 19-22 35-8 49 14 15 30-21 51-16 15 4 21 12 32 22 12 12 24 19 26 36 2 14-11 20-11 34-2 28 4 57 31 63 17 3 25-13 43-16 25-4 48-15 64 4 16 18-4 38-1 62 2 14-6 32 8 36 8 2 12-8 21-8 11 1 17 6 24 14 13 13 6 28 10 46 4 14-4 34 10 35 13 1 12-16 20-26 16-23 25-36 41-59 10-14 29-20 25-38-6-23-43 27-59 10-11-10-9-21-11-35-1-16-10-33 4-41 13-7 20 11 35 14 31 8 51 2 83-6 34-9 50-22 81-39 36-20 54-34 87-57 40-29 66-42 98-80 7-8 18-10 17-21-2-15-23 6-38 8-17 1-32 11-43-1-13-15 4-33 17-48 8-10 15-15 27-18 19-6 29 8 48 11 40 8 64 10 105 7 33-2 52-4 83-14 19-7 27-20 46-21 28-2 38 23 64 33 23 9 37 14 62 18 36 5 57-5 94-2 37 4 57 27 93 21 23-4 39-6 54-23 12-14 3-32 17-43 20-16 41 16 64 7 20-8 29-19 39-37 14-26 0-46 4-75s10-44 15-73c6-41 6-65 7-107 1-40-7-63-1-102 7-53 28-78 45-128 11-32 18-50 28-83 10-30 9-50 23-78 25-48 63-57 98-97 28-32 38-55 67-85 28-29 52-37 79-68 31-37 55-59 63-107 4-21-2-34 1-56 6-37 19-55 37-88 14-27 12-57 41-67 10-3 17 1 27-2 32-9 32-40 52-66 11-14 12-29 28-37 8-4 15-1 24-5 25-12 13-41 23-67 6-15 8-25 16-40 9-15 19-21 28-37 10-18 9-31 20-48 11-19 19-30 38-42 23-15 46 0 67-18 22-18 5-51 28-66 21-14 41 4 62-7 19-10 23-23 38-37 17-15 33-18 44-37 10-18 4-32 12-51 11-29 23-43 44-66 12-14 22-18 33-32 16-23 10-44 27-67 11-13 21-16 31-29 12-15 15-27 25-45 12-22 22-33 33-56 26-54 19-92 35-149 6-24 4-41 17-62 6-10 15-13 19-24 6-16-6-26-7-43-2-23 2-36 3-59 2-17-1-27 4-43 7-24 23-31 36-53 22-37 29-60 47-99 10-21 11-37 25-55 12-15 28-15 36-32 9-19-8-34-2-54 5-15 28-19 22-34-3-9-11-10-18-17-9-9-14-14-22-24-8-11-24-16-21-30 5-18 28-5 46-5 10 0 16 4 25 1 23-9-2-41 6-65 8-21 25-28 30-50 4-16-7-28 1-43 10-17 34-7 44-24 13-21-32-47-13-64 12-10 25 0 38-7 25-16 14-44 23-73 9-32 20-49 23-83 2-34-6-54-12-88-10-55-19-85-33-138-5-19-8-29-12-49-4-17-4-28-8-45-9-43-62-67-41-106 7-12 17-14 25-26 19-30 7-54 10-89 3-40 6-63 4-104-2-46-23-70-19-116 2-35 21-51 23-86 1-16 11-33-2-43-16-11-31 35-44 21-9-11 5-23 6-37 6-53-5-83-11-135-2-25-9-39-7-65 2-19 17-29 12-48-5-17-20-19-32-32-26-30-35-52-58-85-39-58-62-90-99-149-20-32-30-50-49-81-13-21-24-30-32-52-6-18 4-33-7-49-9-14-20-16-34-24-22-13-39-9-59-23-32-21-33-50-58-79-30-34-50-50-84-79-20-17-43-17-53-41-9-21-1-35 1-57 2-29 14-45 14-75 0-24-8-37-9-61-2-25 0-38 1-62 1-37 25-67 1-94-10-12-25-9-34-22-12-19 0-35-2-57 0-12 5-22-2-32-11-15-36-15-48-1-9 10-4 20-6 32-3 16 7 39-9 40-16 2-8-24-16-37-6-12-9-19-18-28-15-14-31-10-48-22-17-13-24-24-37-41-15-22-8-51-33-60-18-5-33-5-46 8-17 15-2 36-1 59 1 16 16 30 4 43-13 15-34 0-51-12-35-24 2-68-8-110-7-30-15-45-26-73-8-20-14-31-21-51-11-36-13-58-17-95-2-22 4-35-1-56-8-30-38-37-42-68-5-34 56-68 25-83-14-7-28 11-42 2-16-10-6-30-16-46-12-19-29-20-42-38-13-19-11-34-21-54-12-26-26-37-39-63-8-15-26-25-18-40 3-7 12-6 14-13 2-10-8-14-13-22-17-23-34-28-53-49-17-19-16-44-40-52-13-5-25 8-37-1-15-11 3-31-7-46-12-15-28-12-46-19-20-9-31-23-53-20-9 1-13 11-22 8-12-4 0-21-5-33-9-22-28-27-50-38-21-11-40-4-59-20-12-10-8-32-23-32-13 0-12 22-25 21-14-2-6-22-15-33-11-13-25-12-35-25-11-15 4-42-15-46-10-2-14 7-25 8-18 1-28-8-42-20-20-17-9-46-31-59-12-7-21-10-35-9s-19 14-32 16c-21 2-28-17-48-20-15-2-24 7-38 2-26-9-24-36-34-62-12-32-42-66-15-86 6-5 12-3 17-8 6-7 7-13 6-22-3-13-18-12-27-22-19-20-18-38-31-62-14-25-33-34-37-62-1-15 0-24 4-38 4-17 13-23 19-40 11-31 10-50 10-83-1-36-9-56-15-92-3-19-5-31-10-51-8-34-23-51-30-86-10-45 23-83-6-119-9-10-16-14-27-21-9-6-15-8-24-14-29-22-15-63-47-82-10-6-19-3-29-11-17-12-18-28-23-49-7-29 11-48 4-78-7-29-27-39-37-67-19-56-1-92 0-151 0-30 2-47 1-78 0-22-4-34-1-56 2-16 14-24 11-40-2-11-14-15-13-27 1-14 25-12 25-26 0-15-14-20-26-28-22-14-43-1-65-14-19-12-23-26-39-41-13-13-23-17-34-31-12-13-14-24-27-38-10-10-19-13-29-24-15-19-8-41-26-57-7-7-11-12-21-14-14-2-19 15-33 16-18 0-21-24-39-25-32-1-18 51-44 69-14 9-23 11-38 15-26 8-43 20-68 10-22-10-26-28-39-49-16-25-24-40-31-68-11-42 10-69 2-113-5-22-15-33-18-56-5-31 9-50 4-81-4-30-19-43-26-73-6-29 2-47-6-75-7-24-21-33-29-57-6-19-2-32-10-51-4-10-11-14-13-24-4-25 32-29 36-54 4-22 12-50-10-56-14-4-20 13-35 12-29 0-38-28-52-54-17-29-13-51-20-84-10-42 18-92-23-108-12-4-22 2-34-3-32-12-26-46-37-78-8-25-9-40-15-65-8-32-12-50-23-81-8-24-12-39-23-62-8-19-7-35-23-46-15-11-39 8-45-9-6-14 15-20 16-35 1-10 3-19-5-27-6-6-12-6-21-5-21 1-16 30-33 42s-34 6-51 18c-19 13-27 26-36 48-10 24-8 40-7 67 1 17 6 26 5 43-2 24-11 36-20 58-10 27-22 40-31 67-6 19-4 32-11 51-11 27-30 35-42 61-7 17-8 28-14 45-8 26-10 42-20 67-11 32-47 48-36 80 6 19 26 20 34 38 10 21 10 36 7 60-4 33-28 45-39 77-6 18-10 29-11 48-2 23 12 36 9 59-2 22-18 31-22 53-4 25 12 40 7 65-4 19-12 28-20 45-10 25-23 37-28 64-3 19 3 30 0 49-4 25-24 36-23 61 1 24 16 34 23 57 18 54 12 88 19 145 4 33 8 51 9 84 2 34 8 56-4 88-8 22-22 29-30 51-14 35-7 58-13 96-6 44-4 70-18 113-15 45-48 61-58 109-7 30 13 52-2 80-7 15-17 20-27 32-26 31-43 47-63 82-13 23-17 38-28 61-6 14-14 20-17 35-2 12 1 20 0 32-5 35-27 49-45 80-14 26-13 48-36 67-29 23-57 13-94 17-61 5-101 15-156-11-38-19-42-57-82-71-20-7-36 2-53-9-21-14-13-38-31-55-19-16-40-9-59-25-38-31-3-85-38-119-27-25-53-24-88-36-37-13-58-23-97-26-30-2-48 14-77 7-31-8-40-29-67-44-33-19-58-16-88-40-36-28-27-72-65-97-16-10-27-12-43-20-37-19-51-44-90-58-21-7-33-5-54-12-19-6-29-11-48-19-51-22-80-33-127-61-67-40-92-82-157-124-46-30-83-31-122-69-26-26-29-51-55-76-40-38-93-22-123-67-7-12-12-19-15-33-7-31 13-49 28-77 18-33 51-38 60-74 6-21-8-37 1-57 11-23 33-22 52-39 11-10 19-14 27-26 18-26 9-48 18-78 7-20 34-35 20-50-15-16-36 29-52 15-7-7-7-13-10-22-8-20-13-33-10-54 3-22 21-29 25-51 5-22-21-43-4-59s36 6 59 9c0 0 16-7 27-7 18-1 29 5 42 17 8 6 7 15 16 19 20 9 1-37 15-54s47-4 51-26c3-18-14-24-23-40-9-14-14-21-21-36-8-15-29-30-16-40 11-9 22 5 35 9 13 3 19 14 32 11 19-4 10-30 22-46 15-18 46-13 49-36 3-17-29-31-15-41 9-7 18 2 29 3 12 2 20 13 30 6 11-8 6-24-2-35-7-9-17-7-27-14-14-8-18-20-34-24-17-4-28 13-43 7-22-9-16-32-24-54-4-14-5-23-10-38-4-12-10-17-13-30-3-14 10-29-2-37-13-10-22 11-38 18-18 8-31 7-48 18-7 4-13 6-16 13-4 7-2 12-1 19 3 17 19 21 21 38 3 23-4 42-22 56-9 6-15 9-25 10-14 2-23-1-35-9-25-15 9-69-20-72-12-2-18 10-30 7-11-3-19-10-21-22-3-18 47-17 36-31-6-8-14-8-24-9-19-1-28 12-44 24-14 10-18 20-32 31-13 11-20 18-36 24-15 6-28-4-43 4-11 7-9 22-22 27-22 9-26-27-47-39-26-13-47-6-73-20-29-15-31-50-63-54-19-3-29 8-48 10-35 2-54-16-89-15-19 0-35-9-48 4-7 6-5 14-11 19-18 13-16-32-32-46-12-12-21-18-37-23-20-6-50 20-54-1-2-16 31-16 28-32-5-18-29-6-48-6-31 1-45 23-76 23-25 0-39-4-62-14-19-9-25-24-45-31-13-4-22 0-35-6-33-14-13-66-46-81-33-14-61-4-90 17-12 9-12 24-27 29-25 9-33-26-55-41-11-7-17-10-27-16-19-14-41-16-45-39s33-27 30-50c-1-15-8-22-18-33-8-10-14-20-26-19-19 1-6 28-12 45-6 19-1 40-19 46-23 7-11-57-34-52-13 3-18 11-25 21-12 16 4 42-14 48-23 8-1-50-24-57-23-6-32 58-49 40-8-9 0-21-7-30-17-21-39 18-65 26-12 3-26-4-32 7-8 15 24 10 40 17 12 6 20 9 32 17 17 12 21 26 39 38 40 26 74 10 121 21 29 7 52 0 75 20s19 44 31 73c10 28 22 43 25 73 2 19 16 39-1 48-13 8-23-3-37-8-15-6-19-24-35-22-17 1-15 24-30 34-21 15-41 4-64 15-12 5-16 12-28 16-29 9-47-15-77-15-43-1-65 29-108 25-27-3-41-12-67-20-15-5-22-12-37-12-20 1-29 13-46 21-13 6-24 5-33 16-6 7-3 15-8 24-22 36-71-12-108 8-18 10-33 15-41 35-7 18 4 31 8 51 1 10 7 16 4 27-5 28-46-10-72 1-29 12-29 42-55 58-15 10-33 3-41 18-8 17 14 28 13 46-1 20-19 26-20 46-1 22 8 35 21 54 23 33 63 22 90 52 16 19 30 30 31 55 1 15 6 31-8 37-17 7-12-28-26-38-15-10-26-9-43-11-26-4-41 1-67 1-18 0-28 2-46-1s-32-30-45-17c-11 11 0 23-1 38 0 27 8 44-1 70-7 22-19 31-33 50-7 8-7 18-17 21-8 3-13-5-21-3-17 5-6 27-17 40-11 12-24 10-35 21-19 18-18 37-28 61-8 18-25 27-20 46 5 18 23 18 37 30 15 12 28 14 37 30 9 15 3 28 10 43 7 14 19 18 24 33 5 16-1 26-1 43 0 21-4 33-1 54 4 20 27 30 18 48-12 25-42-13-64-30-10-9-15-15-23-25-14-17-14-33-32-46-29-21-55-5-91-4-31 0-48 7-78 6-28-1-44-1-70-9-22-7-30-24-53-25-19-2-36-3-48 13-14 16 1 32-1 53-3 25-12 37-15 62-3 30 2 47 4 77 1 14 12 26 2 35-13 14-22-19-31-35-13-21 6-64-18-59-17 3-14 23-25 37-12 15-22 51-36 37-8-10-3-20-2-33 3-24 25-31 31-55 3-13 5-20 3-33-3-16-19-19-24-35-8-30 52-51 31-75-6-7-13-8-21-13-21-13-36-16-56-31-32-24-38-50-63-82-28-36-37-64-73-92-43-33-80-28-129-51-40-18-62-28-101-50-12-7-17-18-31-19-10-1-16 0-25 5-29 15 30 45 31 78 0 7 3 11 0 16-6 9-16-7-27-5-22 2-22 27-36 45-10 13-10 36-27 34-18-2-16-25-18-43-2-16 0-25 3-40 4-22 38-41 20-54-12-9-25-5-38 2-19 10-14 31-22 51-6 16 2 36-14 43-21 8-12-34-26-52-10-12-14-27-29-28-14 0-25 6-30 19-7 16 12 24 18 41 7 19 14 30 13 51-2 14-12 20-12 34 0 16 12 23 13 38 2 26-17 37-23 62-1 6 1 10-3 16-7 13-25 7-40 2-13-6-17-15-26-25-13-14-14-27-29-38-11-8-21-7-32-14-23-14-22-39-45-52-11-6-18-15-29-11s-13 13-17 24c-7 21 4 36 15 56 11 21 36 21 40 44 2 15 1 27-9 38-9 10-19 10-32 13-13 2-20-4-33-1-13 4-15 23-29 21-11-2-11-16-22-19-26-9-30 34-36 61-4 20-8 36 2 54 12 19 31 17 51 27 12 7 19 11 32 17 15 7 37 0 40 17 2 16-15 23-30 29-8 2-13 2-22 2-16 0-24-5-40-9-28-6-48 1-72-14-12-8-13-28-27-25-16 4 3 26 2 43 0 10 0 17-3 27-6 18-38 20-30 37 7 17 31-5 46 6 4 4 5 7 10 11 17 13 37-4 54 9 7 6 14 10 15 19 3 19-27 12-46 15-14 3-22 3-37 2-18-1-28-4-46-8-31-8-63-54-77-26-6 12 0 21-1 35-1 33-1 52-4 86-1 14-6 23-3 37 3 22 24 27 28 49 3 17 2 27-3 43-4 14-7 23-17 32-5 5-10 6-16 11-7 4-9 9-16 13-16 8-35-10-46 4-11 15-5 33 7 46 10 12 38-1 37 14 0 12-14 12-21 21-13 18 4 55-17 53-10 0-14-6-22-11-11-6-16-11-26-19-7-5-12-7-19-14-13-12-7-32-23-40-18-9-33 20-49 10-16-11 4-35-10-49-13-13-27-8-45-11-33-7-58-29-86-10-9 7-13 12-19 21-13 23 4 42-4 67-4 13-11 19-14 32-3 20 5 32 10 51 5 18 3 31 15 44 13 13 25 15 43 19 17 5 29-3 45 4 13 5 24 7 30 19 7 16-1 31-14 43-13 11-30-2-41 10-10 11-1 23-6 37-4 10-5 18-14 24-17 12-29-13-48-22 0 0-5 18-6 29-1 19 9 30 5 49-3 12-3 23-14 29-15 7-25-11-37-22-16-15-16-29-29-46-15-21-28-28-42-49-18-26-17-47-34-73-15-26-42-31-47-60-5-27 21-40 20-67-1-17 4-34-10-43-11-8-22-5-35-1-25 9-24 34-33 59-9 23 0 42-15 61-7 10-12 21-24 21-12 1-15-19-27-16-15 3-9 22-11 37-1 9 2 15 0 24-5 16-16 20-28 32-16 16-32 18-44 37-11 18-2 34-11 53-10 20-46 23-36 43 6 11 20 6 29 16 21 23 10 51-4 78-8 16-22 18-30 34-10 20-25 45-6 57 10 6 19 2 32 0 26-3 35-21 60-28 14-4 26-17 37-8 14 11 8 30-3 43-9 11-28 0-32 13-6 17 34 1 42 17 9 16 2 33-11 45-17 15-40-15-57-1-9 8-9 17-14 27-13 26-13 44-31 67z">
            <text:p/>
          </draw:path>
          <draw:path draw:style-name="gr3" draw:text-style-name="P1" draw:layer="layout" svg:width="0.037cm" svg:height="0.056cm" svg:x="15.031cm" svg:y="2.628cm" svg:viewBox="0 0 38 57" svg:d="M29 0c4 8 9 11 9 19 0 10-7 14-14 22-7 9-15 10-24 16">
            <text:p/>
          </draw:path>
          <draw:path draw:style-name="gr3" draw:text-style-name="P1" draw:layer="layout" svg:width="0.027cm" svg:height="0.006cm" svg:x="18.475cm" svg:y="13.186cm" svg:viewBox="0 0 28 7" svg:d="M0 0c11 3 18 4 28 7">
            <text:p/>
          </draw:path>
          <draw:path draw:style-name="gr4" draw:text-style-name="P1" draw:layer="layout" svg:width="0.027cm" svg:height="0.005cm" svg:x="18.378cm" svg:y="12.868cm" svg:viewBox="0 0 28 6" svg:d="M0 0c12 2 18 4 28 6">
            <text:p/>
          </draw:path>
          <draw:path draw:style-name="gr4" draw:text-style-name="P1" draw:layer="layout" svg:width="0.037cm" svg:height="0.056cm" svg:x="14.934cm" svg:y="2.31cm" svg:viewBox="0 0 38 57" svg:d="M28 0c4 7 10 11 10 18 0 11-8 15-15 24-7 7-14 9-23 15">
            <text:p/>
          </draw:path>
          <draw:path draw:style-name="gr5" draw:text-style-name="P1" draw:layer="layout" svg:width="0.126cm" svg:height="4.034cm" svg:x="12.662cm" svg:y="3.789cm" svg:viewBox="0 0 127 4035" svg:d="M0 0c50 1573 78 2461 127 4035">
            <text:p/>
          </draw:path>
          <draw:path draw:style-name="gr5" draw:text-style-name="P1" draw:layer="layout" svg:width="0.093cm" svg:height="2.116cm" svg:x="12.784cm" svg:y="7.813cm" svg:viewBox="0 0 94 2117" svg:d="M94 2117c-33-724-94-2117-94-2117">
            <text:p/>
          </draw:path>
          <draw:path draw:style-name="gr5" draw:text-style-name="P1" draw:layer="layout" svg:width="2.897cm" svg:height="0.05cm" svg:x="12.788cm" svg:y="7.809cm" svg:viewBox="0 0 2898 51" svg:d="M0 14c600-12 996-3 1597-14l1301 51">
            <text:p/>
          </draw:path>
          <draw:path draw:style-name="gr5" draw:text-style-name="P1" draw:layer="layout" svg:width="0.956cm" svg:height="1.134cm" svg:x="15.686cm" svg:y="7.859cm" svg:viewBox="0 0 957 1135" svg:d="M0 0l957 17c-21 436-13 683-53 1118">
            <text:p/>
          </draw:path>
          <draw:path draw:style-name="gr5" draw:text-style-name="P1" draw:layer="layout" svg:width="0.086cm" svg:height="1.735cm" svg:x="16.505cm" svg:y="8.99cm" svg:viewBox="0 0 87 1736" svg:d="M86 0c0 0 13 518-86 1736">
            <text:p/>
          </draw:path>
          <draw:line draw:style-name="gr5" draw:text-style-name="P1" draw:layer="layout" svg:x1="16.506cm" svg:y1="10.716cm" svg:x2="16.433cm" svg:y2="12.19cm">
            <text:p/>
          </draw:line>
          <draw:line draw:style-name="gr5" draw:text-style-name="P1" draw:layer="layout" svg:x1="15.685cm" svg:y1="7.86cm" svg:x2="15.836cm" svg:y2="4.412cm">
            <text:p/>
          </draw:line>
          <draw:path draw:style-name="gr5" draw:text-style-name="P1" draw:layer="layout" svg:width="0.636cm" svg:height="0.549cm" svg:x="18.404cm" svg:y="11.745cm" svg:viewBox="0 0 637 550" svg:d="M637 550c-41-29-259-151-417-261-80-55-280-86-203-147 12-10 28-6 36-20 8-16-6-28-9-46-6-29-10-46-13-76">
            <text:p/>
          </draw:path>
          <draw:path draw:style-name="gr5" draw:text-style-name="P1" draw:layer="layout" svg:width="0.259cm" svg:height="0.25cm" svg:x="18.725cm" svg:y="11.308cm" svg:viewBox="0 0 260 251" svg:d="M30 133c5 23-13 39-1 59 9 16 22 17 36 28 17 12 23 32 44 31 32 0 12-50 32-75 23-26 51-22 78-44 18-15 37-20 40-44 4-28-20-43-43-59-14-10-23-13-41-19-16-5-27-13-44-9-20 4-21 28-40 35-20 7-36-10-55-1-20 9-34 22-36 44-3 24 24 31 30 54z">
            <text:p/>
          </draw:path>
          <draw:path draw:style-name="gr5" draw:text-style-name="P1" draw:layer="layout" svg:width="4.055cm" svg:height="0.372cm" svg:x="16.597cm" svg:y="8.97cm" svg:viewBox="0 0 4056 373" svg:d="M4056 154c-13-2-20-4-32-4-43-3-67 11-107 27-31 12-47 23-75 39-24 13-35 26-61 36-34 13-59-2-93 14-38 18-41 54-77 77-45 29-77 17-121 18-30 0-70 20-104 8-55-19-79-46-121-86-26-25-38-41-61-69-42-52-44-102-99-142-23-16-39-19-64-32-21-11-30-22-52-30-17-6-28-9-46-10-26-2-39 8-65 11-24 2-38 3-63 3-15 0-23 0-38 0-20-2-31-5-50-6-14-1-21-1-34-1-17 1-28 0-44 7-19 8-20 33-41 35-11 2-17-6-29-5-13 1-19 8-31 14-16 8-25 13-39 23-18 12-27 21-44 34-5-1-7-3-12-3-15 1-11 22-15 36-7 26-4 60-12 85l9 2-2435-213">
            <text:p/>
          </draw:path>
          <draw:path draw:style-name="gr5" draw:text-style-name="P1" draw:layer="layout" svg:width="0.093cm" svg:height="0.271cm" svg:x="18.363cm" svg:y="11.484cm" svg:viewBox="0 0 94 272" svg:d="M0 0c17 7 33 10 50 24 18 14 26 25 35 45 8 20 10 33 9 55-1 18-8 27-11 44-4 25-3 40-5 65 0 15-3 17-1 39">
            <text:p/>
          </draw:path>
          <draw:path draw:style-name="gr5" draw:text-style-name="P1" draw:layer="layout" svg:width="1.876cm" svg:height="0.784cm" svg:x="16.49cm" svg:y="10.72cm" svg:viewBox="0 0 1877 785" svg:d="M0 3c22 7 42 16 71 18 36 3 57 1 94-3 34-4 53-8 87-18 18 40 28 62 46 102 12 28 10 48 30 71 11 12 18 20 33 27 27 11 46-6 75-9 29-2 46-11 75-6 29 6 48 12 69 33 14 14 18 26 26 44 13 28 25 46 20 77-4 19-25 26-20 45 2 13 9 18 18 27 16 16 31 18 50 30 34 19 64 16 89 47 12 16 13 29 23 46 15 27 20 44 42 66 20 20 39 22 62 39 13 10 21 16 33 27 25 24 23 55 54 69 11 4 18 5 29 7 30 6 50 11 80 2 13-4 19-9 32-14 20-9 33-13 53-23 26-14 34-43 63-40 18 1 25 12 41 20 36 18 55 31 91 50 21 11 31 22 54 27 36 9 56-18 92-15s58 52 88 31c88-61 248-9 277-17">
            <text:p/>
          </draw:path>
          <draw:path draw:style-name="gr6" draw:text-style-name="P1" draw:layer="layout" svg:width="0.043cm" svg:height="0.052cm" svg:x="14.295cm" svg:y="11.986cm" svg:viewBox="0 0 44 53" svg:d="M0 26c0-15 10-26 23-26 12 0 21 12 21 27s-10 26-23 26c-12 0-21-12-21-27z">
            <text:p/>
          </draw:path>
          <draw:path draw:style-name="gr6" draw:text-style-name="P1" draw:layer="layout" svg:width="0.016cm" svg:height="0cm" svg:x="17.431cm" svg:y="13.121cm" svg:viewBox="0 0 17 0" svg:d="M0 0c0 0 4 0 8 0 5 0 9 0 9 0 0 0-4 0-9 0-4 0-8 0-8 0z">
            <text:p/>
          </draw:path>
          <draw:path draw:style-name="gr6" draw:text-style-name="P1" draw:layer="layout" svg:width="0.016cm" svg:height="0cm" svg:x="17.466cm" svg:y="13.087cm" svg:viewBox="0 0 17 0" svg:d="M0 0c0 0 4 0 9 0 4 0 8 0 8 0 0 0-4 0-8 0-5 0-9 0-9 0z">
            <text:p/>
          </draw:path>
          <draw:path draw:style-name="gr6" draw:text-style-name="P1" draw:layer="layout" svg:width="0.016cm" svg:height="0cm" svg:x="17.482cm" svg:y="13.165cm" svg:viewBox="0 0 17 0" svg:d="M0 0c0 0 4 0 9 0 4 0 8 0 8 0 0 0-4 0-8 0-5 0-9 0-9 0z">
            <text:p/>
          </draw:path>
          <draw:path draw:style-name="gr6" draw:text-style-name="P1" draw:layer="layout" svg:width="0.06cm" svg:height="0.073cm" svg:x="17.306cm" svg:y="2.203cm" svg:viewBox="0 0 61 74" svg:d="M32 0c-14-1-13 19-18 32-6 13-21 25-10 35 8 10 20 7 33 1 16-7 28-23 23-40-2-6-5-9-9-14-6-6-9-13-19-14z">
            <text:p/>
          </draw:path>
          <draw:path draw:style-name="gr6" draw:text-style-name="P1" draw:layer="layout" svg:width="0cm" svg:height="0.003cm" svg:x="17.975cm" svg:y="3.285cm" svg:viewBox="0 0 0 4" svg:d="M0 2c0-1 0-2 0-2 0 0 0 1 0 2s0 2 0 2c0 0 0-1 0-2z">
            <text:p/>
          </draw:path>
          <draw:path draw:style-name="gr6" draw:text-style-name="P1" draw:layer="layout" svg:width="0.009cm" svg:height="0.02cm" svg:x="17.997cm" svg:y="3.308cm" svg:viewBox="0 0 10 21" svg:d="M0 11c0-6 2-11 6-11 2 0 4 5 4 11 0 5-2 10-6 10-2 0-4-5-4-10z">
            <text:p/>
          </draw:path>
          <draw:path draw:style-name="gr6" draw:text-style-name="P1" draw:layer="layout" svg:width="0.005cm" svg:height="0.032cm" svg:x="18.057cm" svg:y="3.187cm" svg:viewBox="0 0 6 33" svg:d="M0 17c1-10 2-17 4-17 1 0 2 7 2 17 0 9-1 16-4 16-1 0-2-7-2-16z">
            <text:p/>
          </draw:path>
          <draw:path draw:style-name="gr6" draw:text-style-name="P1" draw:layer="layout" svg:width="0.008cm" svg:height="0cm" svg:x="15.177cm" svg:y="2.516cm" svg:viewBox="0 0 9 0" svg:d="M0 0c0 0 2 0 5 0 2 0 4 0 4 0 0 0-2 0-4 0-3 0-5 0-5 0z">
            <text:p/>
          </draw:path>
          <draw:path draw:style-name="gr6" draw:text-style-name="P1" draw:layer="layout" svg:width="0.013cm" svg:height="0.006cm" svg:x="15.284cm" svg:y="2.594cm" svg:viewBox="0 0 14 7" svg:d="M0 4c0-2 4-4 8-4 3 2 6 3 6 4s-3 3-7 3c-3 0-7-2-7-3z">
            <text:p/>
          </draw:path>
          <draw:path draw:style-name="gr6" draw:text-style-name="P1" draw:layer="layout" svg:width="0.013cm" svg:height="0cm" svg:x="15.247cm" svg:y="2.621cm" svg:viewBox="0 0 14 0" svg:d="M0 0c0 0 3 0 7 0s7 0 7 0c0 0-3 0-7 0s-7 0-7 0z">
            <text:p/>
          </draw:path>
          <draw:path draw:style-name="gr6" draw:text-style-name="P1" draw:layer="layout" svg:width="0cm" svg:height="0.008cm" svg:x="15.015cm" svg:y="2.63cm" svg:viewBox="0 0 1 9" svg:d="M1 5c0-3 0-5 0-5 0 0 0 2 0 5 0 2 0 4-1 4 0 0 0-2 1-4z">
            <text:p/>
          </draw:path>
          <draw:path draw:style-name="gr6" draw:text-style-name="P1" draw:layer="layout" svg:width="0.014cm" svg:height="0.013cm" svg:x="15.019cm" svg:y="2.662cm" svg:viewBox="0 0 15 14" svg:d="M0 8c0-5 4-8 7-8 5 0 8 3 8 8 0 3-3 6-8 6-4 0-7-3-7-6z">
            <text:p/>
          </draw:path>
          <draw:path draw:style-name="gr6" draw:text-style-name="P1" draw:layer="layout" svg:width="0.015cm" svg:height="0.007cm" svg:x="15.055cm" svg:y="2.708cm" svg:viewBox="0 0 16 8" svg:d="M0 4c0-2 3-5 9-3 4 0 7 1 7 3s-3 4-8 4-8-3-8-4z">
            <text:p/>
          </draw:path>
          <draw:path draw:style-name="gr6" draw:text-style-name="P1" draw:layer="layout" svg:width="0.011cm" svg:height="0.018cm" svg:x="15.058cm" svg:y="2.764cm" svg:viewBox="0 0 12 19" svg:d="M0 10c0-6 3-10 6-10s6 4 6 10c0 5-3 9-7 9-3 0-5-5-5-9z">
            <text:p/>
          </draw:path>
          <draw:path draw:style-name="gr6" draw:text-style-name="P1" draw:layer="layout" svg:width="0cm" svg:height="0.004cm" svg:x="15.308cm" svg:y="2.772cm" svg:viewBox="0 0 0 5" svg:d="M0 3c0-2 0-3 0-3 0 0 0 1 0 3 0 1 0 2 0 2 0 0 0-1 0-2z">
            <text:p/>
          </draw:path>
          <draw:path draw:style-name="gr6" draw:text-style-name="P1" draw:layer="layout" svg:width="0.009cm" svg:height="0.014cm" svg:x="13.822cm" svg:y="2.438cm" svg:viewBox="0 0 10 15" svg:d="M0 7c0-4 2-7 6-7 2 0 4 3 4 7 0 5-2 8-4 8-4 0-6-3-6-8z">
            <text:p/>
          </draw:path>
          <draw:path draw:style-name="gr6" draw:text-style-name="P1" draw:layer="layout" svg:width="0.006cm" svg:height="0.005cm" svg:x="13.867cm" svg:y="2.439cm" svg:viewBox="0 0 7 6" svg:d="M0 2c0-1 2-2 4-2 1 0 3 1 3 2 0 3-2 4-3 4-2 0-4-1-4-4z">
            <text:p/>
          </draw:path>
          <draw:path draw:style-name="gr6" draw:text-style-name="P1" draw:layer="layout" svg:width="0.013cm" svg:height="0.005cm" svg:x="13.815cm" svg:y="2.355cm" svg:viewBox="0 0 14 6" svg:d="M0 2c0-1 4-2 8-2 3 0 6 1 6 3s-3 3-6 3c-4 0-8-1-8-4z">
            <text:p/>
          </draw:path>
          <draw:path draw:style-name="gr6" draw:text-style-name="P1" draw:layer="layout" svg:width="0cm" svg:height="0.012cm" svg:x="13.882cm" svg:y="2.352cm" svg:viewBox="0 0 1 13" svg:d="M0 7c0-4 1-7 1-7 0 0 0 3-1 7 0 3 0 6 0 6 0 0 0-3 0-6z">
            <text:p/>
          </draw:path>
          <draw:path draw:style-name="gr6" draw:text-style-name="P1" draw:layer="layout" svg:width="0.023cm" svg:height="0.013cm" svg:x="13.841cm" svg:y="2.392cm" svg:viewBox="0 0 24 14" svg:d="M0 7c0-4 5-7 11-7 8 0 13 3 13 8 0 3-6 6-13 6-6 0-11-3-11-7z">
            <text:p/>
          </draw:path>
          <draw:path draw:style-name="gr6" draw:text-style-name="P1" draw:layer="layout" svg:width="0.026cm" svg:height="0cm" svg:x="14.143cm" svg:y="2.52cm" svg:viewBox="0 0 27 1" svg:d="M0 0c0 0 6 0 13 1 8 0 14 0 14 0 0 0-6 0-14 0-7 0-13-1-13-1z">
            <text:p/>
          </draw:path>
          <draw:path draw:style-name="gr6" draw:text-style-name="P1" draw:layer="layout" svg:width="0.004cm" svg:height="0.004cm" svg:x="13.56cm" svg:y="2.668cm" svg:viewBox="0 0 5 5" svg:d="M0 2c0-1 1-2 2-2s3 1 3 2c0 2-2 3-3 3s-2-1-2-3z">
            <text:p/>
          </draw:path>
          <draw:path draw:style-name="gr6" draw:text-style-name="P1" draw:layer="layout" svg:width="0.017cm" svg:height="0cm" svg:x="13.53cm" svg:y="2.582cm" svg:viewBox="0 0 18 0" svg:d="M0 0c0 0 4 0 9 0s9 0 9 0c0 0-4 0-9 0s-9 0-9 0z">
            <text:p/>
          </draw:path>
          <draw:path draw:style-name="gr6" draw:text-style-name="P1" draw:layer="layout" svg:width="0.008cm" svg:height="0cm" svg:x="13.669cm" svg:y="2.584cm" svg:viewBox="0 0 9 0" svg:d="M0 0c0 0 2 0 5 0 2 0 4 0 4 0 0 0-2 0-4 0-3 0-5 0-5 0z">
            <text:p/>
          </draw:path>
          <draw:path draw:style-name="gr6" draw:text-style-name="P1" draw:layer="layout" svg:width="0.009cm" svg:height="0.009cm" svg:x="13.725cm" svg:y="2.59cm" svg:viewBox="0 0 10 10" svg:d="M0 5c0-3 2-5 6-5 2 0 4 2 4 5s-2 5-4 5c-4 0-6-2-6-5z">
            <text:p/>
          </draw:path>
          <draw:path draw:style-name="gr6" draw:text-style-name="P1" draw:layer="layout" svg:width="0.006cm" svg:height="0.009cm" svg:x="13.783cm" svg:y="2.627cm" svg:viewBox="0 0 7 10" svg:d="M0 4c0-2 2-4 3-4 2 0 4 2 4 4 0 4-3 6-4 6s-3-2-3-6z">
            <text:p/>
          </draw:path>
          <draw:path draw:style-name="gr6" draw:text-style-name="P1" draw:layer="layout" svg:width="0.013cm" svg:height="0.004cm" svg:x="13.732cm" svg:y="2.727cm" svg:viewBox="0 0 14 5" svg:d="M0 2c0-1 3-2 7-2s7 1 7 2c0 3-3 4-7 3-4 0-7-2-7-3z">
            <text:p/>
          </draw:path>
          <draw:path draw:style-name="gr6" draw:text-style-name="P1" draw:layer="layout" svg:width="0.033cm" svg:height="0.025cm" svg:x="14.137cm" svg:y="2.575cm" svg:viewBox="0 0 34 26" svg:d="M0 21c2 13 41-3 33-14-6-7-15-9-23-5s-11 10-10 19z">
            <text:p/>
          </draw:path>
          <draw:path draw:style-name="gr6" draw:text-style-name="P1" draw:layer="layout" svg:width="0.037cm" svg:height="0.055cm" svg:x="14.933cm" svg:y="2.664cm" svg:viewBox="0 0 38 56" svg:d="M28 0c4 7 10 11 10 19 0 10-8 15-15 22-7 8-14 9-23 15">
            <text:p/>
          </draw:path>
          <draw:path draw:style-name="gr6" draw:text-style-name="P1" draw:layer="layout" svg:width="0.043cm" svg:height="0.034cm" svg:x="15.011cm" svg:y="2.587cm" svg:viewBox="0 0 44 35" svg:d="M0 29c2 18 56-11 42-23-7-6-14-7-23-5-12 4-20 14-19 28z">
            <text:p/>
          </draw:path>
          <draw:path draw:style-name="gr6" draw:text-style-name="P1" draw:layer="layout" svg:width="0.037cm" svg:height="0.042cm" svg:x="15.09cm" svg:y="2.546cm" svg:viewBox="0 0 38 43" svg:d="M5 40c9 8 22 0 28-9 6-8 8-19 1-27-10-11-31 4-33 18-1 7-1 13 4 18z">
            <text:p/>
          </draw:path>
          <draw:path draw:style-name="gr6" draw:text-style-name="P1" draw:layer="layout" svg:width="0.043cm" svg:height="0.055cm" svg:x="15.121cm" svg:y="3.343cm" svg:viewBox="0 0 44 56" svg:d="M29 1c16 8 21 32 9 46-8 8-17 11-29 8-21-4 0-64 20-54z">
            <text:p/>
          </draw:path>
          <draw:polygon draw:style-name="gr6" draw:text-style-name="P1" draw:layer="layout" svg:width="0.036cm" svg:height="0.051cm" svg:x="15.088cm" svg:y="3.229cm" svg:viewBox="0 0 37 52" draw:points="0,28 37,0 37,42 8,52">
            <text:p/>
          </draw:polygon>
          <draw:path draw:style-name="gr6" draw:text-style-name="P1" draw:layer="layout" svg:width="0.013cm" svg:height="0.02cm" svg:x="15.151cm" svg:y="3.253cm" svg:viewBox="0 0 14 21" svg:d="M0 10c0-5 3-10 8-10 3 0 6 5 6 11 0 5-3 11-7 10-5 0-7-5-7-11z">
            <text:p/>
          </draw:path>
          <draw:path draw:style-name="gr6" draw:text-style-name="P1" draw:layer="layout" svg:width="0.004cm" svg:height="0cm" svg:x="15.031cm" svg:y="3.28cm" svg:viewBox="0 0 5 0" svg:d="M0 0c0 0 1 0 2 0 2 0 3 0 3 0 0 0-1 0-3 0-1 0-2 0-2 0z">
            <text:p/>
          </draw:path>
          <draw:path draw:style-name="gr6" draw:text-style-name="P1" draw:layer="layout" svg:width="0.041cm" svg:height="0.059cm" svg:x="7.916cm" svg:y="8.23cm" svg:viewBox="0 0 42 60" svg:d="M0 29c1-16 11-29 22-29s20 13 20 30-10 30-21 30c-11-1-21-14-21-31z">
            <text:p/>
          </draw:path>
          <draw:path draw:style-name="gr6" draw:text-style-name="P1" draw:layer="layout" svg:width="0.11cm" svg:height="0.19cm" svg:x="7.54cm" svg:y="8.263cm" svg:viewBox="0 0 111 191" svg:d="M0 8c-1 12 2 20 4 33 5 33 3 54 21 83 8 14 16 20 26 32s11 26 27 32c10 4 18 5 28 0 18-10-21-27-32-45-15-23-22-37-35-61-16-28-36-106-39-74z">
            <text:p/>
          </draw:path>
          <draw:path draw:style-name="gr6" draw:text-style-name="P1" draw:layer="layout" svg:width="0.022cm" svg:height="0.036cm" svg:x="7.546cm" svg:y="7.96cm" svg:viewBox="0 0 23 37" svg:d="M0 18c0-10 5-18 11-18 7 0 12 8 12 18 0 11-5 19-12 19s-12-8-11-19z">
            <text:p/>
          </draw:path>
          <draw:path draw:style-name="gr6" draw:text-style-name="P1" draw:layer="layout" svg:width="0.117cm" svg:height="0.052cm" svg:x="18.342cm" svg:y="13.14cm" svg:viewBox="0 0 118 53" svg:d="M10 9c12-11 25 9 40 5 10-3 13-11 23-13 21-4 43 7 45 28 4 27-43-4-68 3-17 5-27 29-41 18-13-9-11-31 1-41z">
            <text:p/>
          </draw:path>
          <draw:path draw:style-name="gr6" draw:text-style-name="P1" draw:layer="layout" svg:width="0.027cm" svg:height="0.005cm" svg:x="18.377cm" svg:y="13.221cm" svg:viewBox="0 0 28 6" svg:d="M0 0c12 2 18 4 28 6">
            <text:p/>
          </draw:path>
          <draw:path draw:style-name="gr6" draw:text-style-name="P1" draw:layer="layout" svg:width="0.016cm" svg:height="0cm" svg:x="16.25cm" svg:y="4.525cm" svg:viewBox="0 0 17 0" svg:d="M0 0c0 0 4 0 8 0 5 0 9 0 9 0 0 0-4 0-9 0-4 0-8 0-8 0z">
            <text:p/>
          </draw:path>
          <draw:path draw:style-name="gr6" draw:text-style-name="P1" draw:layer="layout" svg:width="0.026cm" svg:height="0.017cm" svg:x="16.292cm" svg:y="4.561cm" svg:viewBox="0 0 27 18" svg:d="M0 8c0-5 6-9 13-8 7 0 14 4 14 8 0 6-7 10-14 10s-13-4-13-10z">
            <text:p/>
          </draw:path>
          <draw:path draw:style-name="gr6" draw:text-style-name="P1" draw:layer="layout" svg:width="1.011cm" svg:height="1.141cm" svg:x="17.387cm" svg:y="13.144cm" svg:viewBox="0 0 1012 1142" svg:d="M282 168c17 2 27-1 43 4 14 4 20 12 35 16 27 9 44 7 72 4 13-1 20-3 33-5 23-2 36-5 59-1 25 4 35 28 61 25 15-2 20-13 35-15 10-2 18 6 27 0 9-7-6-31 6-30 7 1 7 9 13 14 13 11 21 20 37 20 8-1 12-3 19-5 14-5 29 0 36-13 5-9-7-19 0-24 9-7 17 1 25 5 7 4 8 11 16 14 15 5 24-8 37-18s13-24 28-31 29-11 43-2c9 6 7 17 16 24 11 8 21 5 35 8 13 3 24-2 34 6 12 9 10 21 13 36 4 15 9 25 5 40-3 14-14 18-19 32-4 10-5 16-6 27-2 19 3 29 4 48 1 21 5 35-1 55-4 15-10 21-16 34-7 15-13 22-17 38-6 20-4 32-4 53 0 25 9 38 7 63-1 16-8 24-9 40-1 22 6 34 7 56 2 21 19 45-1 53-5 3-9 4-16 3-20-3 2-33-7-51-5-12-6-24-18-27-15-3-22 13-30 26-13 18-7 34-12 56-4 18-7 28-12 46-6 22-5 36-17 56-6 10-13 13-19 24-13 23-11 41-7 67 3 17 11 26 16 43 4 17 16 30 7 46-5 9-11 14-22 18-15 5-26-1-39-9-13-7-34-14-28-27 6-11 22 1 31-8 11-11 16-31 3-40-8-6-17 3-27-1-14-5-10-27-24-29-13-1-21 8-27 19-10 14 8 30-1 45-8 12-19 21-33 18-19-4-5-31-13-49-7-18-6-45-26-43-13 2-20 12-24 24-5 14 5 23 7 37 2 17 7 27 2 43-2 8-2 15-8 19-13 8-11-20-21-30-5-5-7-10-14-11-12-2-16 14-16 27-1 12 12 15 15 27 6 19 7 34-3 51-7 11-14 15-25 21-16 9-27 8-45 10-17 2-27 5-43-1-14-4-20-13-32-22-21-14-28-38-53-38-18 0-24 18-41 18-23 0-31-19-51-31-15-9-44-7-40-25 4-14 26-3 36-15 11-14 6-28 3-46-4-24-9-63-31-53-13 5-5 28-19 31-15 3-19-17-29-30-22-28-16-54-31-86-14-33-32-48-44-82-11-33-8-55-15-89-6-28-46-68-17-72 14-2 20 16 35 14 27-5-2-46-15-71-10-17-22-21-32-38-21-34-6-63-23-100-14-34-41-44-52-79-13-39-8-65-1-105 3-17 9-26 12-43 1-15-2-23 0-38 3-13 9-20 12-34 6-27-5-45 1-72 2-12 0-22 8-30 17-15 9 40 29 49 19 8 34-17 52-7 15 8 13 24 23 38 9 13 13 21 24 33 17 19 27 30 50 40 23 11 39 9 64 12z">
            <text:p/>
          </draw:path>
          <draw:path draw:style-name="gr6" draw:text-style-name="P1" draw:layer="layout" svg:width="0.382cm" svg:height="0.261cm" svg:x="13.055cm" svg:y="2.42cm" svg:viewBox="0 0 383 262" svg:d="M352 181c-15 13-29 11-47 18-17 6-28 6-44 15-15 9-19 20-34 31-11 7-16 16-29 17-15 1-23-7-35-14-24-14-29-33-51-50-18-15-33-17-48-36-17-19-19-35-29-59-5-14-7-22-13-36-6-16-33-37-17-39 14-1 15 16 24 25 12 12 20 18 32 30 9 10 18 13 23 25 4 8-1 16 4 23 9 11 25 13 36 5 15-10-8-30 1-45 8-12 21-10 32-20 8-7 8-18 18-20 15-2 14 20 26 25 27 14 41-25 70-32 10-2 17 2 25-4 12-10-11-30 1-38 15-11 12 26 24 40 10 13 19 17 31 28 11 11 22 13 28 28s2 26-3 42c-5 18-11 29-25 41z">
            <text:p/>
          </draw:path>
          <draw:path draw:style-name="gr6" draw:text-style-name="P1" draw:layer="layout" svg:width="0.223cm" svg:height="0.199cm" svg:x="12.89cm" svg:y="2.482cm" svg:viewBox="0 0 224 200" svg:d="M150 33c11 16 6 30 15 48 6 12 11 18 19 29s15 15 22 26c9 12 18 19 18 34 0 10-1 16-7 23-8 7-17 3-27 4-22 1-33-8-54-8-22 0-33 4-54 6-15 1-24 2-40 1-16 0-32 11-40-3-10-16 25-17 41-29 16-9 25-14 40-24 8-6 16-6 20-15 4-10 0-17-4-27-4-11-13-14-18-25-6-17-7-30 1-45s18-32 34-27c8 3 10 8 16 14 7 7 12 10 18 18z">
            <text:p/>
          </draw:path>
          <draw:path draw:style-name="gr6" draw:text-style-name="P1" draw:layer="layout" svg:width="0.084cm" svg:height="0.16cm" svg:x="15.22cm" svg:y="2.342cm" svg:viewBox="0 0 85 161" svg:d="M77 56c-1 13 1 21-3 33-5 13-11 19-19 30-6 8-10 13-17 19-11 10-21 30-32 20-7-6-5-12-6-20-2-17 9-26 17-41 8-12 18-16 24-29 7-18-8-34 2-50 5-9 8-18 19-18 8 0 12 5 17 11 13 13 0 28-2 45z">
            <text:p/>
          </draw:path>
          <draw:path draw:style-name="gr6" draw:text-style-name="P1" draw:layer="layout" svg:width="0.071cm" svg:height="0.055cm" svg:x="14.81cm" svg:y="2.734cm" svg:viewBox="0 0 72 56" svg:d="M71 23c-1 7-6 11-12 16-8 6-15 4-25 6-12 2-30 19-34 6-1-6 0-10 2-14 4-12 15-12 25-18 13-8 25-18 34-19 10-2 12 13 10 23z">
            <text:p/>
          </draw:path>
          <draw:path draw:style-name="gr6" draw:text-style-name="P1" draw:layer="layout" svg:width="0.185cm" svg:height="0.182cm" svg:x="15.184cm" svg:y="3.351cm" svg:viewBox="0 0 186 183" svg:d="M18 75c-7 16 1 28-3 44-2 8-5 12-7 20-3 13-15 26-3 33 6 5 11 3 18 3 16 1 25-7 42-6 15 1 22 9 37 12 19 3 30 2 49-2 9-1 17 1 24-6 12-10 16-28 3-37-7-6-15-1-24-3-13-3-24-1-31-12-8-13 5-23 12-37 7-13 22-16 22-32 0-9-1-16-8-22-12-11-32 21-42 8-8-9 9-22 1-31-6-6-12-8-20-7-15 1-12 21-23 31-9 8-18 9-27 17-9 10-15 15-20 27z">
            <text:p/>
          </draw:path>
          <draw:path draw:style-name="gr6" draw:text-style-name="P1" draw:layer="layout" svg:width="0.138cm" svg:height="0.071cm" svg:x="16.229cm" svg:y="4.409cm" svg:viewBox="0 0 139 72" svg:d="M42 4c14-4 25-7 37 2 4 3 4 6 9 9 8 4 14-6 23-6 9 1 16 1 22 8 5 5 7 11 5 18-3 9-14 5-23 9-16 7-25 12-41 20-8 3-12 7-20 8-13 1-21-8-33-16-8-5-20-4-21-14-2-8 6-12 12-18 9-11 16-17 30-20z">
            <text:p/>
          </draw:path>
          <draw:path draw:style-name="gr6" draw:text-style-name="P1" draw:layer="layout" svg:width="0.129cm" svg:height="0.381cm" svg:x="20.6cm" svg:y="7.689cm" svg:viewBox="0 0 130 382" svg:d="M89 41c-1 3-5 6-6 9-4 15-2 26-10 40-11 17-27 19-38 37-11 16-14 27-19 46-6 19-6 31-7 52-2 23 1 36-1 58-2 18-7 28-7 46 0 11-3 18 2 28 4 11 6 26 18 25 12-2 8-17 13-27 10-21 23-30 29-52 6-25-5-40-2-65 2-18 6-28 10-46 3-16 3-25 10-40 9-18 27-20 34-40 5-12 4-19 5-31 2-19 2-30 4-49 1-11 11-20 3-27-6-7-17-5-25-1-14 7-7 18-13 37z">
            <text:p/>
          </draw:path>
          <draw:path draw:style-name="gr6" draw:text-style-name="P1" draw:layer="layout" svg:width="0.057cm" svg:height="0.125cm" svg:x="20.666cm" svg:y="8.499cm" svg:viewBox="0 0 58 126" svg:d="M56 27c3 10 3 16 0 26-4 9-12 10-16 18-7 14 5 26-1 40-3 7-3 13-9 15-11 3-10-14-13-24-7-17-7-28-9-47-1-21-18-46 1-53 8-3 15-2 23 0 13 5 20 13 24 25z">
            <text:p/>
          </draw:path>
          <draw:path draw:style-name="gr6" draw:text-style-name="P1" draw:layer="layout" svg:width="0.037cm" svg:height="0.113cm" svg:x="20.643cm" svg:y="8.676cm" svg:viewBox="0 0 38 114" svg:d="M37 29c2 10 1 17-1 28-2 13-7 20-12 33-4 9-3 16-11 22-14 11-10-26-12-44-1-12-1-19 1-31 1-12-3-22 7-31 6-4 10-7 16-6 12 1 10 17 12 29z">
            <text:p/>
          </draw:path>
          <draw:path draw:style-name="gr6" draw:text-style-name="P1" draw:layer="layout" svg:width="0.144cm" svg:height="0.215cm" svg:x="18.299cm" svg:y="12.898cm" svg:viewBox="0 0 145 216" svg:d="M1 72c-2 17-1 30 7 45 6 11 16 12 21 23 5 13-2 22-1 36 1 12-2 21 6 31 3 4 5 6 10 8 14 6 16-21 31-22 16-1 20 17 36 19 11 2 19 5 27-1 9-7 7-16 7-27-1-24-30-25-42-46-8-17-8-28-13-46-6-20-2-34-14-50-8-11-17-13-27-21-9-8-10-23-22-21-14 1-8 20-13 33-6 15-12 23-13 39z">
            <text:p/>
          </draw:path>
          <draw:path draw:style-name="gr6" draw:text-style-name="P1" draw:layer="layout" svg:width="0.49cm" svg:height="0.166cm" svg:x="15.18cm" svg:y="11.289cm" svg:viewBox="0 0 491 167" svg:d="M169 3c15-2 23-4 38-2 10 2 16 5 26 7 17 3 26 1 43 1 15 0 26-9 41-1 16 9 1 35 17 44 8 5 14 5 22 5 9 1 14 0 23-2 18-3 27-9 44-14 14-5 20-11 34-11 12 0 24-3 31 7 8 11 0 21-3 34-2 9-2 16-9 24-14 16-33 4-54 6-15 1-25-1-40 3-12 4-19 5-29 13s-9 19-18 28c-8 8-12 14-23 17-17 4-24-13-41-16-18-4-29-3-47-1-21 3-30 13-51 15-20 2-32-6-51-3-15 2-22 11-36 10-13-1-21-4-31-12-12-8-9-23-22-30-11-5-26 12-32 0-5-13 23-6 32-15 10-11 10-20 14-34 5-15-6-32 8-40 7-4 13 0 22-1 15-3 24-4 38-11 10-5 14-13 25-17 10-4 17-3 29-4z">
            <text:p/>
          </draw:path>
          <draw:path draw:style-name="gr6" draw:text-style-name="P1" draw:layer="layout" svg:width="0.046cm" svg:height="0.072cm" svg:x="18.003cm" svg:y="14.2cm" svg:viewBox="0 0 47 73" svg:d="M35 31c3 7 7 11 9 18s5 11 2 17c-4 12-19 5-29-2-9-4-14-7-16-15-3-10 2-16 6-25 6-10 7-25 19-24s5 19 9 31z">
            <text:p/>
          </draw:path>
          <draw:path draw:style-name="gr6" draw:text-style-name="P1" draw:layer="layout" svg:width="0.039cm" svg:height="0.064cm" svg:x="18.247cm" svg:y="14.017cm" svg:viewBox="0 0 40 65" svg:d="M40 19c-1 10-1 15-2 24-2 8 0 15-6 21-11 9-18-17-24-30-4-11-13-22-4-30 6-6 14-5 21-1 8 3 11 10 15 16z">
            <text:p/>
          </draw:path>
          <draw:path draw:style-name="gr6" draw:text-style-name="P1" draw:layer="layout" svg:width="0.063cm" svg:height="0.166cm" svg:x="17.173cm" svg:y="12.823cm" svg:viewBox="0 0 64 167" svg:d="M62 51c3 16 1 25 0 41-2 16 3 29-7 41-6 8-14 7-20 14-7 6-2 17-11 20-11 3-14-11-19-21-12-21 0-37 1-61s-10-42 3-63c6-10 10-22 22-22s16 10 22 21c7 10 7 18 9 30z">
            <text:p/>
          </draw:path>
          <draw:path draw:style-name="gr6" draw:text-style-name="P1" draw:layer="layout" svg:width="0cm" svg:height="0.012cm" svg:x="13.859cm" svg:y="2.361cm" svg:viewBox="0 0 1 13" svg:d="M0 6c1-3 1-6 1-6 0 0 0 3 0 6 0 4-1 7-1 7 0 0 0-3 0-7z">
            <text:p/>
          </draw:path>
          <draw:path draw:style-name="gr6" draw:text-style-name="P1" draw:layer="layout" svg:width="0.026cm" svg:height="0cm" svg:x="14.12cm" svg:y="2.529cm" svg:viewBox="0 0 27 1" svg:d="M0 0c0 0 6 0 13 0 8 0 14 1 14 1 0 0-6 0-14-1-7 0-13 0-13 0z">
            <text:p/>
          </draw:path>
          <draw:path draw:style-name="gr6" draw:text-style-name="P1" draw:layer="layout" svg:width="0.017cm" svg:height="0cm" svg:x="13.507cm" svg:y="2.59cm" svg:viewBox="0 0 18 1" svg:d="M0 0c0 0 4 0 9 0 5 1 9 1 9 1 0 0-4 0-9 0s-9-1-9-1z">
            <text:p/>
          </draw:path>
          <draw:path draw:style-name="gr6" draw:text-style-name="P1" draw:layer="layout" svg:width="0.008cm" svg:height="0cm" svg:x="13.647cm" svg:y="2.593cm" svg:viewBox="0 0 9 0" svg:d="M0 0c0 0 2 0 4 0 3 0 5 0 5 0 0 0-2 0-5 0-2 0-4 0-4 0z">
            <text:p/>
          </draw:path>
          <draw:path draw:style-name="gr6" draw:text-style-name="P1" draw:layer="layout" svg:width="0.033cm" svg:height="0.025cm" svg:x="14.139cm" svg:y="2.578cm" svg:viewBox="0 0 34 26" svg:d="M0 21c1 13 42-2 32-14-5-7-14-9-22-5s-11 10-10 19z">
            <text:p/>
          </draw:path>
          <draw:path draw:style-name="gr6" draw:text-style-name="P1" draw:layer="layout" svg:width="0.009cm" svg:height="0.013cm" svg:x="13.821cm" svg:y="2.441cm" svg:viewBox="0 0 10 14" svg:d="M0 8c0-5 2-8 4-8 4 0 6 3 6 8 0 3-2 6-6 6-2 0-4-3-4-6z">
            <text:p/>
          </draw:path>
          <draw:path draw:style-name="gr6" draw:text-style-name="P1" draw:layer="layout" svg:width="0.004cm" svg:height="0.005cm" svg:x="13.867cm" svg:y="2.439cm" svg:viewBox="0 0 5 6" svg:d="M0 2c0-1 2-2 3-2s2 1 2 3-1 3-2 3-3-1-3-4z">
            <text:p/>
          </draw:path>
          <draw:path draw:style-name="gr6" draw:text-style-name="P1" draw:layer="layout" svg:width="0.014cm" svg:height="0.005cm" svg:x="13.813cm" svg:y="2.356cm" svg:viewBox="0 0 15 6" svg:d="M0 4c0-3 3-4 8-4 4 0 7 2 7 4 0 1-3 2-7 2-5 0-8-1-8-2z">
            <text:p/>
          </draw:path>
          <draw:path draw:style-name="gr6" draw:text-style-name="P1" draw:layer="layout" svg:width="0.022cm" svg:height="0.013cm" svg:x="13.841cm" svg:y="2.393cm" svg:viewBox="0 0 23 14" svg:d="M0 7c0-3 5-7 11-7 7 0 12 4 12 8s-5 7-12 6c-6 0-11-3-11-7z">
            <text:p/>
          </draw:path>
          <draw:path draw:style-name="gr6" draw:text-style-name="P1" draw:layer="layout" svg:width="0.006cm" svg:height="0.004cm" svg:x="13.559cm" svg:y="2.668cm" svg:viewBox="0 0 7 5" svg:d="M0 2c0-1 2-2 4-2 1 0 3 1 3 2 0 2-2 3-3 3-2 0-4-1-4-3z">
            <text:p/>
          </draw:path>
          <draw:path draw:style-name="gr6" draw:text-style-name="P1" draw:layer="layout" svg:width="0.009cm" svg:height="0.009cm" svg:x="13.725cm" svg:y="2.59cm" svg:viewBox="0 0 10 10" svg:d="M0 5c0-3 2-5 4-5 4 0 6 2 6 5s-2 5-6 5c-2 0-4-2-4-5z">
            <text:p/>
          </draw:path>
          <draw:path draw:style-name="gr6" draw:text-style-name="P1" draw:layer="layout" svg:width="0.004cm" svg:height="0.009cm" svg:x="13.782cm" svg:y="2.627cm" svg:viewBox="0 0 5 10" svg:d="M0 5c0-3 1-5 3-5s3 2 2 5c0 3-1 5-2 5-2 0-3-2-3-5z">
            <text:p/>
          </draw:path>
          <draw:path draw:style-name="gr6" draw:text-style-name="P1" draw:layer="layout" svg:width="0.014cm" svg:height="0.005cm" svg:x="13.731cm" svg:y="2.727cm" svg:viewBox="0 0 15 6" svg:d="M0 2c0-1 3-2 7-2 5 0 8 1 8 2 0 3-3 4-8 4-4 0-7-3-7-4z">
            <text:p/>
          </draw:path>
          <draw:path draw:style-name="gr6" draw:text-style-name="P1" draw:layer="layout" svg:width="0.036cm" svg:height="0.055cm" svg:x="14.935cm" svg:y="2.667cm" svg:viewBox="0 0 37 56" svg:d="M28 0c3 8 9 11 9 19 0 10-7 15-15 22-7 8-13 9-22 15">
            <text:p/>
          </draw:path>
          <draw:path draw:style-name="gr6" draw:text-style-name="P1" draw:layer="layout" svg:width="0.043cm" svg:height="0.034cm" svg:x="15.013cm" svg:y="2.59cm" svg:viewBox="0 0 44 35" svg:d="M0 29c2 18 56-10 42-23-8-6-15-7-24-5-12 3-19 14-18 28z">
            <text:p/>
          </draw:path>
          <draw:path draw:style-name="gr6" draw:text-style-name="P1" draw:layer="layout" svg:width="0.038cm" svg:height="0.042cm" svg:x="15.092cm" svg:y="2.549cm" svg:viewBox="0 0 39 43" svg:d="M5 40c9 8 21 0 28-9 6-8 8-19 0-27-10-11-30 4-33 18-1 7-1 13 5 18z">
            <text:p/>
          </draw:path>
          <draw:path draw:style-name="gr6" draw:text-style-name="P1" draw:layer="layout" svg:width="0.008cm" svg:height="0cm" svg:x="15.154cm" svg:y="2.525cm" svg:viewBox="0 0 9 0" svg:d="M0 0c0 0 2 0 4 0 3 0 5 0 5 0 0 0-2 0-5 0-2 0-4 0-4 0z">
            <text:p/>
          </draw:path>
          <draw:path draw:style-name="gr6" draw:text-style-name="P1" draw:layer="layout" svg:width="0.013cm" svg:height="0cm" svg:x="15.224cm" svg:y="2.629cm" svg:viewBox="0 0 14 1" svg:d="M0 0c0 0 3 0 7 0s7 1 7 1c0 0-3 0-7-1-4 0-7 0-7 0z">
            <text:p/>
          </draw:path>
          <draw:path draw:style-name="gr6" draw:text-style-name="P1" draw:layer="layout" svg:width="0cm" svg:height="0.008cm" svg:x="14.992cm" svg:y="2.639cm" svg:viewBox="0 0 0 9" svg:d="M0 4c0-2 0-4 0-4 0 0 0 2 0 4 0 3 0 5 0 5 0 0 0-2 0-5z">
            <text:p/>
          </draw:path>
          <draw:path draw:style-name="gr6" draw:text-style-name="P1" draw:layer="layout" svg:width="0.013cm" svg:height="0.005cm" svg:x="15.284cm" svg:y="2.595cm" svg:viewBox="0 0 14 6" svg:d="M0 2c0-1 4-2 8-2 3 0 6 1 6 3s-3 3-6 3c-4 0-8-1-8-4z">
            <text:p/>
          </draw:path>
          <draw:path draw:style-name="gr6" draw:text-style-name="P1" draw:layer="layout" svg:width="0.014cm" svg:height="0.013cm" svg:x="15.02cm" svg:y="2.665cm" svg:viewBox="0 0 15 14" svg:d="M0 7c0-4 3-7 8-7 4 0 7 3 7 8 0 3-3 6-7 6-5 0-8-3-8-7z">
            <text:p/>
          </draw:path>
          <draw:path draw:style-name="gr6" draw:text-style-name="P1" draw:layer="layout" svg:width="0.016cm" svg:height="0.006cm" svg:x="15.054cm" svg:y="2.708cm" svg:viewBox="0 0 17 7" svg:d="M0 3c0-2 4-3 9-3 4 0 8 1 8 3s-4 4-8 4c-5 0-9-2-9-4z">
            <text:p/>
          </draw:path>
          <draw:path draw:style-name="gr6" draw:text-style-name="P1" draw:layer="layout" svg:width="0.011cm" svg:height="0.018cm" svg:x="15.058cm" svg:y="2.764cm" svg:viewBox="0 0 12 19" svg:d="M0 10c0-6 2-10 5-10s7 4 7 10c0 5-4 9-7 9s-5-4-5-9z">
            <text:p/>
          </draw:path>
          <draw:path draw:style-name="gr6" draw:text-style-name="P1" draw:layer="layout" svg:width="0.043cm" svg:height="0.056cm" svg:x="15.123cm" svg:y="3.345cm" svg:viewBox="0 0 44 57" svg:d="M29 1c16 8 20 32 8 46-7 9-16 11-28 9-22-5-1-65 20-55z">
            <text:p/>
          </draw:path>
          <draw:polygon draw:style-name="gr6" draw:text-style-name="P1" draw:layer="layout" svg:width="0.037cm" svg:height="0.051cm" svg:x="15.089cm" svg:y="3.231cm" svg:viewBox="0 0 38 52" draw:points="0,29 38,0 37,43 9,52">
            <text:p/>
          </draw:polygon>
          <draw:path draw:style-name="gr6" draw:text-style-name="P1" draw:layer="layout" svg:width="0.013cm" svg:height="0.02cm" svg:x="15.128cm" svg:y="3.262cm" svg:viewBox="0 0 14 21" svg:d="M0 11c0-7 4-11 7-11 4 0 7 4 7 11 0 5-3 10-7 10-5 0-8-5-7-10z">
            <text:p/>
          </draw:path>
          <draw:path draw:style-name="gr6" draw:text-style-name="P1" draw:layer="layout" svg:width="0.016cm" svg:height="0cm" svg:x="16.227cm" svg:y="4.533cm" svg:viewBox="0 0 17 0" svg:d="M0 0c0 0 3 0 8 0s9 0 9 0c0 0-4 0-9 0s-8 0-8 0z">
            <text:p/>
          </draw:path>
          <draw:path draw:style-name="gr6" draw:text-style-name="P1" draw:layer="layout" svg:width="0.117cm" svg:height="0.052cm" svg:x="18.343cm" svg:y="13.139cm" svg:viewBox="0 0 118 53" svg:d="M10 8c12-10 25 10 40 5 10-2 13-11 23-13 21-3 43 8 45 28 4 27-43-4-68 3-17 6-27 29-41 19-13-10-11-32 1-42z">
            <text:p/>
          </draw:path>
          <draw:path draw:style-name="gr6" draw:text-style-name="P1" draw:layer="layout" svg:width="0.017cm" svg:height="0cm" svg:x="17.445cm" svg:y="13.091cm" svg:viewBox="0 0 18 1" svg:d="M0 0c0 0 4 0 9 0s9 1 9 1c0 0-4 0-9 0-5-1-9-1-9-1z">
            <text:p/>
          </draw:path>
          <draw:path draw:style-name="gr6" draw:text-style-name="P1" draw:layer="layout" svg:width="0.016cm" svg:height="0cm" svg:x="17.41cm" svg:y="13.125cm" svg:viewBox="0 0 17 1" svg:d="M0 0c0 0 4 0 9 0s8 1 8 1c0 0-3 0-8-1-5 0-9 0-9 0z">
            <text:p/>
          </draw:path>
          <draw:path draw:style-name="gr6" draw:text-style-name="P1" draw:layer="layout" svg:width="0.016cm" svg:height="0cm" svg:x="17.461cm" svg:y="13.169cm" svg:viewBox="0 0 17 1" svg:d="M0 0c0 0 4 0 9 0 5 1 8 1 8 1 0 0-3 0-8 0-5-1-9-1-9-1z">
            <text:p/>
          </draw:path>
          <draw:path draw:style-name="gr6" draw:text-style-name="P1" draw:layer="layout" svg:width="0.027cm" svg:height="0.005cm" svg:x="18.378cm" svg:y="13.221cm" svg:viewBox="0 0 28 6" svg:d="M0 0c12 1 18 4 28 6">
            <text:p/>
          </draw:path>
          <draw:path draw:style-name="gr6" draw:text-style-name="P1" draw:layer="layout" svg:width="0.04cm" svg:height="0.058cm" svg:x="7.898cm" svg:y="8.237cm" svg:viewBox="0 0 41 59" svg:d="M0 30c0-18 9-30 21-30s21 13 20 30c0 16-9 29-21 29s-20-13-20-29z">
            <text:p/>
          </draw:path>
          <draw:path draw:style-name="gr6" draw:text-style-name="P1" draw:layer="layout" svg:width="0.11cm" svg:height="0.19cm" svg:x="7.545cm" svg:y="8.265cm" svg:viewBox="0 0 111 191" svg:d="M0 8c-1 12 2 20 4 32 5 33 3 55 21 84 8 13 16 19 26 31 11 13 12 27 27 32 11 4 19 6 28 1 19-10-20-27-32-46-15-23-21-37-35-61-16-28-36-106-39-73z">
            <text:p/>
          </draw:path>
          <draw:path draw:style-name="gr6" draw:text-style-name="P1" draw:layer="layout" svg:width="0.023cm" svg:height="0.036cm" svg:x="7.527cm" svg:y="7.967cm" svg:viewBox="0 0 24 37" svg:d="M0 18c0-10 6-18 13-18 6 0 11 8 11 18 0 11-6 19-13 19-6 0-11-8-11-19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ronosPro" svg:font-family="CronosPro"/>
    <style:font-face style:name="CronosPro-Lt" svg:font-family="CronosPro-Lt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LTStd" svg:font-family="HelveticaLTSt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DEE-Regu" svg:font-family="NimbusSanDEE-Regu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9T18:31:27.798539315</dc:date>
    <meta:editing-duration>PT4M36S</meta:editing-duration>
    <meta:editing-cycles>2</meta:editing-cycles>
    <meta:generator>LibreOffice/24.8.6.2$Linux_X86_64 LibreOffice_project/480$Build-2</meta:generator>
    <meta:document-statistic meta:object-count="111"/>
  </office:meta>
</office:document-meta>
</file>